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7ce38" officeooo:paragraph-rsid="0017ce38"/>
    </style:style>
    <style:style style:name="P2" style:family="paragraph" style:parent-style-name="Standard">
      <style:text-properties officeooo:rsid="001945a2" officeooo:paragraph-rsid="001945a2"/>
    </style:style>
    <style:style style:name="P3" style:family="paragraph" style:parent-style-name="Standard">
      <style:text-properties officeooo:rsid="001b360e" officeooo:paragraph-rsid="001b360e"/>
    </style:style>
    <style:style style:name="P4" style:family="paragraph" style:parent-style-name="Standard">
      <style:text-properties officeooo:rsid="0022273c" officeooo:paragraph-rsid="0022273c"/>
    </style:style>
    <style:style style:name="P5" style:family="paragraph" style:parent-style-name="Standard">
      <style:paragraph-properties fo:text-align="center" style:justify-single-word="false"/>
      <style:text-properties officeooo:rsid="0022273c" officeooo:paragraph-rsid="0022273c"/>
    </style:style>
    <style:style style:name="T1" style:family="text">
      <style:text-properties officeooo:rsid="001b360e"/>
    </style:style>
    <style:style style:name="T2" style:family="text">
      <style:text-properties officeooo:rsid="001ce402"/>
    </style:style>
    <style:style style:name="T3" style:family="text">
      <style:text-properties officeooo:rsid="001ebbe9"/>
    </style:style>
    <style:style style:name="T4" style:family="text">
      <style:text-properties officeooo:rsid="00205be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bbe9" style:font-weight-asian="bold" style:font-weight-complex="bold"/>
    </style:style>
    <style:style style:name="T7" style:family="text">
      <style:text-properties officeooo:rsid="00234ed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 Coupling Analysis Review</text:p>
      <text:p text:style-name="P1"/>
      <text:p text:style-name="P3"><text:span text:style-name="T5">Purpose</text:span>: how to disambiguate direct contact of amino acids pairs from the undirected ones.</text:p>
      <text:p text:style-name="P3"/>
      <text:p text:style-name="P3"><text:span text:style-name="T5">Approach</text:span> : <text:span text:style-name="T3">inspired by</text:span> Ising (or Pott for generalization) model in statistical physics literature. <text:span text:style-name="T2">The model describes the state of object in quantum/particle level. </text:span></text:p>
      <text:p text:style-name="P1"/>
      <text:p text:style-name="P2"><text:span text:style-name="T6">Model</text:span>: consider a complete undirected graph with N <text:span text:style-name="T4">nodes</text:span>. Hence, there are N(N-1)/2 edges connecting those nodes. <text:span text:style-name="T1">Each edge represents how strong co-evolution their vertexes are connected, which could be both resulted from directed or undirected source. </text:span></text:p>
      <text:p text:style-name="P2"/>
      <text:p text:style-name="P4">Let <draw:frame draw:style-name="fr1" draw:name="Object1" text:anchor-type="as-char" svg:y="-0.377cm" svg:width="3.939cm" svg:height="0.533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">be the representation of 20 amino acids plus gap. Assume that the length of this protein chain is </text:span><text:span text:style-name="T7"><draw:frame draw:style-name="fr1" draw:name="Object3" text:anchor-type="as-char" svg:y="-0.377cm" svg:width="0.462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, denote set </text:span><text:span text:style-name="T7"><draw:frame draw:style-name="fr1" draw:name="Object4" text:anchor-type="as-char" svg:y="-0.437cm" svg:width="3.357cm" svg:height="0.59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7">be the all possible sequences with length </text:span><text:span text:style-name="T7"><draw:frame draw:style-name="fr1" draw:name="Object5" text:anchor-type="as-char" svg:y="-0.377cm" svg:width="0.462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">. By definition, we have Hamiltonian, which is the mapping </text:span><text:span text:style-name="T7"><draw:frame draw:style-name="fr1" draw:name="Object2" text:anchor-type="as-char" svg:y="-0.388cm" svg:width="2.487cm" svg:height="0.54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/>
      <text:p text:style-name="P5"><draw:frame draw:style-name="fr1" draw:name="Object6" text:anchor-type="as-char" svg:y="-0.386cm" svg:width="2.462cm" svg:height="0.542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5:30:45.470358702</meta:creation-date>
    <dc:date>2015-02-15T20:28:02.286527737</dc:date>
    <meta:editing-duration>PT3H39M54S</meta:editing-duration>
    <meta:editing-cycles>7</meta:editing-cycles>
    <meta:generator>LibreOffice/4.3.3.2$Linux_x86 LibreOffice_project/430m0$Build-2</meta:generator>
    <meta:document-statistic meta:table-count="0" meta:image-count="0" meta:object-count="6" meta:page-count="1" meta:paragraph-count="6" meta:word-count="118" meta:character-count="757" meta:non-whitespace-character-count="641"/>
  </office:meta>
</office:document-meta>
</file>

<file path=Object 1/content.xml><?xml version="1.0" encoding="utf-8"?>
<math xmlns="http://www.w3.org/1998/Math/MathML" display="block">
  <semantics>
    <mrow>
      <msub>
        <mi mathvariant="normal">σ</mi>
        <mi>i</mi>
      </msub>
      <mo stretchy="false">∈</mo>
      <mi mathvariant="normal">Λ</mi>
      <mo stretchy="false">=</mo>
      <mrow>
        <mo fence="true" stretchy="false">{</mo>
        <mrow>
          <mrow>
            <mn>1,2,.</mn>
            <mn>..20</mn>
            <mi>,</mi>
            <mn>21</mn>
          </mrow>
        </mrow>
        <mo fence="true" stretchy="false">}</mo>
      </mrow>
    </mrow>
    <annotation encoding="StarMath 5.0">%sigma_i in %LAMBDA =lbrace 1,2,...20,21 rbrace </annotation>
  </semantics>
</math>
</file>

<file path=Object 2/content.xml><?xml version="1.0" encoding="utf-8"?>
<math xmlns="http://www.w3.org/1998/Math/MathML" display="block">
  <semantics>
    <mrow>
      <msub>
        <mi>H</mi>
        <mrow>
          <mi>J</mi>
          <mi>,</mi>
          <mi>h</mi>
        </mrow>
      </msub>
      <mi mathvariant="normal">:</mi>
      <msub>
        <mi mathvariant="normal">Σ</mi>
        <mi>L</mi>
      </msub>
      <mo stretchy="false">→</mo>
      <mi mathvariant="normal">ℜ</mi>
      <mi>.</mi>
    </mrow>
    <annotation encoding="StarMath 5.0">H_{J,h} : %SIGMA_L rightarrow Re .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row>
      <msub>
        <mi mathvariant="normal">Σ</mi>
        <mi>L</mi>
      </msub>
      <mo stretchy="false">=</mo>
      <msup>
        <mrow>
          <mo fence="true" stretchy="false">{</mo>
          <mrow>
            <mrow>
              <mn>1,2,3,.</mn>
              <mn>..</mn>
              <mi>,</mi>
              <mn>21</mn>
            </mrow>
          </mrow>
          <mo fence="true" stretchy="false">}</mo>
        </mrow>
        <mi>L</mi>
      </msup>
    </mrow>
    <annotation encoding="StarMath 5.0">%SIGMA_L = lbrace 1,2,3,...,21 rbrace ^ L</annotation>
  </semantics>
</math>
</file>

<file path=Object 5/content.xml><?xml version="1.0" encoding="utf-8"?>
<math xmlns="http://www.w3.org/1998/Math/MathML" display="block">
  <semantics>
    <mi>L</mi>
    <annotation encoding="StarMath 5.0">L</annotation>
  </semantics>
</math>
</file>

<file path=Object 6/content.xml><?xml version="1.0" encoding="utf-8"?>
<math xmlns="http://www.w3.org/1998/Math/MathML" display="block">
  <semantics>
    <mrow>
      <mrow>
        <mo stretchy="false">−</mo>
        <msub>
          <mi>H</mi>
          <mrow>
            <mi>J</mi>
            <mi>,</mi>
            <mi>h</mi>
          </mrow>
        </msub>
      </mrow>
      <mrow>
        <mrow>
          <mo fence="true" stretchy="false">(</mo>
          <mrow>
            <mi mathvariant="normal">σ</mi>
          </mrow>
          <mo fence="true" stretchy="false">)</mo>
        </mrow>
        <mo stretchy="false">=</mo>
        <mrow/>
      </mrow>
    </mrow>
    <annotation encoding="StarMath 5.0">-H_{J,h} (%sigma) =   </annotation>
  </semantics>
</math>
</file>